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:.G1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:.G2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3:.G3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4:.G4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5:.G5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6:.G6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7:.G7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8:.G8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:.G9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:.G10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:.G1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:.G1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:.G1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:.G1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:.G1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:.G1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:.G1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:.G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:.G1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:.G2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1:.G2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:.G2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:.G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:.G2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:.G2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6:.G2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:.G2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:.G2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:.G2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:.G3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1:.G3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:.G3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:.G3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:.G3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:.G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6:.G3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:.G3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8:.G3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:.G3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:.G4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1:.G4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2:.G4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3:.G4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:.G4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5:.G4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6:.G4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7:.G4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8:.G4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9:.G4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0:.G50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:.G5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:.G5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:.G5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:.G5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5:.G5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:.G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:.G5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:.G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:.G5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:.G6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1:.G6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:.G6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:.G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:.G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:.G6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:.G6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:.G6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8:.G6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:.G6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0:.G7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1:.G7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2:.G7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3:.G7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:.G7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:.G7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:.G7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7:.G7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:.G7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:.G7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:.G8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1:.G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2:.G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:.G8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4:.G8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:.G8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:.G8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:.G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8:.G8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:.G8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0:.G9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1:.G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:.G9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:.G9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:.G9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:.G9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:.G9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:.G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:.G9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:.G9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:.G10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:.G10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:.G10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:.G10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4:.G10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:.G10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:.G10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7:.G10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8:.G10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:.G10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:.G11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:.G11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:.G11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:.G11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:.G11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:.G11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6:.G11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:.G11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8:.G11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9:.G11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:.G12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1:.G12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:.G12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:.G12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:.G12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:.G12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6:.G1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7:.G12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:.G1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:.G12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:.G13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:.G13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:.G13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3:.G13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:.G13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:.G13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:.G1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7:.G13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:.G13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9:.G13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:.G1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:.G14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:.G14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:.G14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:.G1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:.G14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:.G14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:.G14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:.G14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:.G14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:.G15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:.G151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:.G15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:.G15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:.G15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:.G15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:.G15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:.G15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:.G15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:.G15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:.G16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61:.G16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2:.G16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:.G16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:.G16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:.G16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6:.G16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:.G16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:.G1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9:.G16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0:.G17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:.G17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2:.G17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:.G1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74:.G174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:.G17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:.G17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:.G1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8:.G17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:.G17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:.G18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:.G18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:.G18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:.G1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:.G18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:.G1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6:.G18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7:.G18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:.G1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:.G1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0:.G19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1:.G19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:.G1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:.G19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:.G1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:.G19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:.G19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7:.G19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8:.G19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9:.G19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0:.G2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1:.G2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2:.G20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3:.G2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4:.G20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5:.G20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6:.G20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7:.G20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8:.G20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9:.G20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0:.G21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1:.G21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2:.G21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3:.G2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4:.G21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5:.G21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6:.G21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7:.G21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8:.G21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19:.G21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0:.G22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1:.G22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2:.G22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3:.G22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4:.G224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5:.G22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6:.G22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7:.G22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8:.G2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9:.G2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0:.G23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1:.G23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2:.G23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3:.G23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4:.G23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5:.G23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6:.G23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7:.G23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8:.G23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39:.G23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0:.G24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41:.G24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2:.G24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3:.G24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4:.G24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45:.G24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6:.G24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7:.G24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8:.G24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9:.G24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0:.G25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1:.G25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2:.G25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3:.G25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4:.G25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5:.G25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6:.G2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7:.G25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8:.G25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9:.G25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60:.G26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1:.G26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2:.G26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3:.G26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4:.G26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5:.G26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6:.G26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7:.G2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8:.G26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9:.G2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0:.G27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1:.G27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2:.G27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3:.G27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4:.G27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5:.G27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6:.G27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7:.G27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8:.G27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9:.G2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0:.G28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1:.G2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2:.G28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3:.G2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4:.G2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5:.G28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6:.G286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7:.G28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8:.G2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9:.G28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0:.G29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1:.G29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2:.G29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3:.G2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4:.G29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5:.G29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6:.G29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7:.G2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8:.G29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9:.G29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0:.G3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1:.G30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02:.G3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03:.G3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4:.G30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05:.G3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7:.G3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8:.G31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9:.G31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0:.G32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1:.G32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2:.G32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3:.G3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24:.G3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5:.G32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6:.G32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7:.G32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8:.G32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29:.G3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0:.G3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1:.G33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2:.G33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3:.G3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4:.G33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35:.G3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6:.G33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7:.G33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8:.G33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9:.G33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40:.G34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1:.G34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2:.G34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3:.G34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4:.G34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5:.G34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6:.G34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7:.G34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8:.G34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9:.G34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0:.G35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1:.G35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2:.G35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3:.G35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54:.G35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5:.G35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6:.G35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7:.G35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8:.G35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9:.G3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0:.G3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1:.G36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2:.G36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3:.G36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4:.G36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65:.G36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6:.G3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7:.G3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8:.G368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9:.G36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0:.G3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1:.G37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2:.G37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3:.G37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4:.G37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5:.G37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6:.G37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7:.G3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8:.G37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9:.G37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0:.G38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81:.G38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2:.G38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3:.G38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4:.G38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5:.G38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86:.G38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7:.G3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8:.G38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9:.G38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0:.G39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1:.G3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2:.G39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3:.G39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4:.G394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5:.G3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6:.G39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7:.G39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8:.G39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99:.G39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00:.G4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0:.G45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1:.G45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2:.G45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3:.G45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4:.G45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5:.G45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6:.G4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7:.G45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58:.G45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9:.G45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0:.G4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1:.G4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2:.G46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3:.G46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4:.G46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5:.G46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6:.G46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7:.G46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8:.G46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9:.G46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0:.G47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1:.G47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2:.G47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73:.G47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4:.G4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5:.G47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6:.G47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7:.G47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8:.G4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79:.G47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0:.G48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1:.G4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2:.G48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3:.G48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4:.G48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5:.G48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6:.G48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7:.G48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8:.G48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9:.G4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0:.G49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1:.G4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2:.G49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3:.G49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4:.G49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5:.G49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6:.G49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7:.G49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8:.G49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99:.G49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0:.G50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1:.G5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2:.G50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3:.G50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4:.G50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5:.G50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6:.G50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7:.G50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8:.G50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9:.G50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0:.G51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1:.G51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2:.G51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3:.G51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4:.G51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5:.G51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6:.G516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7:.G51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8:.G51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9:.G51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0:.G520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1:.G5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22:.G52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3:.G5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4:.G52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5:.G52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6:.G52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7:.G52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28:.G52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9:.G52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30:.G53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31:.G5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2:.G53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3:.G53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4:.G53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5:.G5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6:.G53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7:.G53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8:.G53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9:.G53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0:.G54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1:.G54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2:.G54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3:.G54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4:.G54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5:.G54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6:.G54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7:.G54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8:.G54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9:.G54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0:.G55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1:.G55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2:.G55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3:.G55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4:.G5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5:.G55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6:.G5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7:.G55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8:.G5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9:.G55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0:.G56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1:.G5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2:.G56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3:.G56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4:.G5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5:.G56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6:.G56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7:.G56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8:.G56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9:.G56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0:.G57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1:.G57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2:.G57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73:.G573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4:.G57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5:.G57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6:.G57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7:.G57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8:.G57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9:.G57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0:.G58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1:.G5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2:.G58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3:.G58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4:.G58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5:.G58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6:.G58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7:.G5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8:.G58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9:.G58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0:.G59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1:.G59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92:.G59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3:.G59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4:.G5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5:.G59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6:.G59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7:.G59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8:.G5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9:.G59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0:.G6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1:.G60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02:.G60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3:.G60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4:.G60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5:.G60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6:.G6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7:.G60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8:.G60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9:.G60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0:.G61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1:.G61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2:.G61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3:.G6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4:.G61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5:.G61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6:.G61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7:.G6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8:.G61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9:.G61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0:.G62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1:.G62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2:.G62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23:.G62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4:.G6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5:.G62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26:.G6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7:.G62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8:.G62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9:.G62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30:.G63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1:.G63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2:.G6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3:.G63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4:.G63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5:.G63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6:.G63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7:.G6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8:.G63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9:.G63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0:.G64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1:.G64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2:.G64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3:.G64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4:.G64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5:.G64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6:.G64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7:.G64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8:.G64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49:.G64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0:.G65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1:.G65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2:.G65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3:.G65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4:.G65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5:.G6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6:.G65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7:.G65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8:.G65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9:.G65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0:.G66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1:.G66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2:.G66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3:.G66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4:.G66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5:.G66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6:.G66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7:.G6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8:.G66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9:.G66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0:.G67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1:.G67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2:.G67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3:.G67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4:.G67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5:.G67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6:.G67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7:.G67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8:.G67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9:.G67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0:.G68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1:.G6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2:.G68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3:.G68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4:.G68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5:.G68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6:.G68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7:.G68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8:.G6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9:.G68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0:.G69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1:.G69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2:.G692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3:.G6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4:.G69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5:.G6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6:.G69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7:.G69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8:.G69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9:.G69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0:.G7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1:.G70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2:.G70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3:.G7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04:.G704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5:.G70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6:.G7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7:.G70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8:.G70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9:.G7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10:.G71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1:.G71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2:.G71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3:.G71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4:.G71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5:.G71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6:.G71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7:.G71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8:.G71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9:.G7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0:.G7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1:.G72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2:.G72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3:.G7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24:.G72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5:.G7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6:.G72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8:.G7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9:.G72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0:.G7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1:.G731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2:.G73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3:.G73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4:.G73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5:.G73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6:.G73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7:.G73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8:.G73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9:.G73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0:.G74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1:.G74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42:.G74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3:.G74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4:.G74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5:.G74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6:.G74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7:.G74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8:.G74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9:.G749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0:.G75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1:.G75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2:.G75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3:.G7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4:.G7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5:.G7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6:.G75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7:.G75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8:.G7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59:.G759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0:.G7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1:.G76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2:.G76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3:.G76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4:.G76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5:.G76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6:.G76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7:.G76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8:.G76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9:.G76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0:.G77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1:.G77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2:.G77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3:.G77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4:.G774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5:.G77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6:.G77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7:.G77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8:.G77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79:.G77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0:.G78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1:.G7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2:.G78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3:.G78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4:.G78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5:.G78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6:.G7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7:.G78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8:.G78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9:.G7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0:.G79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1:.G79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2:.G79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3:.G79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4:.G79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5:.G79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6:.G79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7:.G79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8:.G79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9:.G79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0:.G8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1:.G80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2:.G80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3:.G80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4:.G8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5:.G80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6:.G80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7:.G80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8:.G80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9:.G80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10:.G81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1:.G81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2:.G81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3:.G81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4:.G81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5:.G81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6:.G81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7:.G8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8:.G81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9:.G81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0:.G82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1:.G82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2:.G82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23:.G8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4:.G82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5:.G82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6:.G82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7:.G82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8:.G828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29:.G829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0:.G83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1:.G83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2:.G8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3:.G83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4:.G83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5:.G83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6:.G83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7:.G83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8:.G83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9:.G83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40:.G84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1:.G8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2:.G84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3:.G84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4:.G84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5:.G8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6:.G84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7:.G84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8:.G84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9:.G84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0:.G8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1:.G85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2:.G85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3:.G85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4:.G85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5:.G855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6:.G85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7:.G85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8:.G85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9:.G85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0:.G86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1:.G8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2:.G86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3:.G86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4:.G86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5:.G8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6:.G86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7:.G86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8:.G8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9:.G86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0:.G87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1:.G87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2:.G87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3:.G8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4:.G87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75:.G87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6:.G8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7:.G87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8:.G87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9:.G87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0:.G88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1:.G88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2:.G88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3:.G88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4:.G88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5:.G88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6:.G88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7:.G88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8:.G88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9:.G8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0:.G89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1:.G89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2:.G89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3:.G89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4:.G894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5:.G89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6:.G896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7:.G89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8:.G89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9:.G899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0:.G90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1:.G90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2:.G9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3:.G9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4:.G90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5:.G90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6:.G90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7:.G9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8:.G90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9:.G90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10:.G91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1:.G91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2:.G91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3:.G9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4:.G9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5:.G91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16:.G91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7:.G91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8:.G91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9:.G91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0:.G92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1:.G9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22:.G92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3:.G9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24:.G9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5:.G92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6:.G92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7:.G92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8:.G92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9:.G9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0:.G9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1:.G93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2:.G93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33:.G93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4:.G93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5:.G93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6:.G93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7:.G9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8:.G93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9:.G93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0:.G94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41:.G94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2:.G94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3:.G94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4:.G94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5:.G94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6:.G94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7:.G94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8:.G94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9:.G94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0:.G95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1:.G95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2:.G9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3:.G95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4:.G95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5:.G95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6:.G95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7:.G95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8:.G95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9:.G95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0:.G96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1:.G9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2:.G96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3:.G96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4:.G96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5:.G96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6:.G96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7:.G96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8:.G9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9:.G96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0:.G97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1:.G97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2:.G97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3:.G97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4:.G97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5:.G97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6:.G9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7:.G9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8:.G97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9:.G97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0:.G9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81:.G98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82:.G98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3:.G98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4:.G98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5:.G98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6:.G98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7:.G9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88:.G988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9:.G9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0:.G9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1:.G99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2:.G99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93:.G99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4:.G99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5:.G99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6:.G99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7:.G9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8:.G9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9:.G9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0:.G100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1:.G100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2:.G100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3:.G100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4:.G10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5:.G100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6:.G100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7:.G100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8:.G100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9:.G100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10:.G1010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1:.G101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2:.G10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3:.G101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4:.G101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5:.G10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6:.G101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7:.G101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8:.G10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9:.G101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0:.G102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1:.G10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2:.G102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3:.G102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4:.G102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5:.G10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6:.G102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7:.G102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8:.G102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29:.G1029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0:.G103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1:.G103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2:.G103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3:.G103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4:.G103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5:.G10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6:.G103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7:.G103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8:.G1038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9:.G103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0:.G104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1:.G104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2:.G104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43:.G104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4:.G104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5:.G104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6:.G104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7:.G104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8:.G1048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9:.G104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0:.G105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51:.G1051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2:.G105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3:.G10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4:.G105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5:.G105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6:.G105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7:.G10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8:.G105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9:.G105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0:.G106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1:.G106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62:.G1062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3:.G10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4:.G10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5:.G106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6:.G10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7:.G106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8:.G106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9:.G106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0:.G10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1:.G107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2:.G10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3:.G107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4:.G107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5:.G107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76:.G107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7:.G10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8:.G107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9:.G107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0:.G108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1:.G108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2:.G108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3:.G108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4:.G10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5:.G108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6:.G108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7:.G10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8:.G108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9:.G10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0:.G109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1:.G109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2:.G109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3:.G109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4:.G109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5:.G109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6:.G109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7:.G109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8:.G109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9:.G109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0:.G110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1:.G110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2:.G110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03:.G1103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4:.G110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5:.G110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6:.G110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7:.G110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8:.G110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9:.G11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0:.G111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1:.G111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2:.G111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3:.G111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4:.G111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5:.G11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6:.G111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7:.G111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8:.G111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9:.G111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0:.G112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1:.G112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2:.G112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3:.G112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4:.G11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5:.G112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6:.G1126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7:.G112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8:.G112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9:.G112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0:.G113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1:.G113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2:.G113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3:.G113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4:.G113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5:.G113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6:.G113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7:.G113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8:.G113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9:.G113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40:.G114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1:.G114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42:.G114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3:.G114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4:.G114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5:.G114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6:.G11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7:.G1147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8:.G114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9:.G114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0:.G115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1:.G1151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2:.G115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3:.G115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4:.G11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5:.G11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6:.G115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7:.G115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8:.G11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9:.G115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0:.G116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1:.G116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2:.G116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3:.G116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4:.G116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5:.G116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6:.G11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7:.G116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8:.G11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9:.G116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0:.G117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1:.G117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2:.G117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3:.G117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4:.G117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5:.G117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6:.G117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7:.G117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8:.G11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9:.G117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0:.G118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1:.G11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2:.G118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3:.G118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4:.G11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5:.G118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6:.G11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7:.G11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8:.G118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9:.G118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0:.G11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1:.G119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92:.G1192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3:.G119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4:.G11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5:.G119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6:.G119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7:.G119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8:.G119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9:.G119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0:.G120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1:.G120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02:.G120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3:.G120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4:.G120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5:.G12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6:.G120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7:.G120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8:.G120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9:.G120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0:.G121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1:.G121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2:.G121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3:.G121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4:.G121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5:.G121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6:.G121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7:.G12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8:.G12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9:.G121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0:.G122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1:.G122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2:.G12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3:.G122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4:.G122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5:.G122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6:.G122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7:.G122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8:.G122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9:.G122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0:.G123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1:.G123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2:.G123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3:.G123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4:.G123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5:.G12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6:.G123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7:.G12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8:.G123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9:.G123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0:.G124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41:.G124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2:.G12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3:.G12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4:.G12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5:.G124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6:.G124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7:.G124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8:.G124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9:.G12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0:.G1250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1:.G12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2:.G125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3:.G12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4:.G125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5:.G125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6:.G125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7:.G125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8:.G125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9:.G125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0:.G126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1:.G126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2:.G12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3:.G126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4:.G126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5:.G1265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6:.G126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7:.G12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8:.G12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9:.G126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0:.G127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1:.G127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2:.G127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3:.G127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4:.G12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5:.G127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6:.G127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7:.G127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8:.G127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9:.G127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0:.G128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1:.G12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2:.G128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3:.G12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4:.G12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5:.G12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6:.G1286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7:.G128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8:.G128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9:.G128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0:.G129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1:.G129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92:.G129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3:.G129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4:.G129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5:.G129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6:.G129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7:.G129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8:.G129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9:.G129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0:.G130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1:.G130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2:.G130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3:.G1303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4:.G130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5:.G130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6:.G130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7:.G130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8:.G130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9:.G130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0:.G131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11:.G131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2:.G131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3:.G131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4:.G131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5:.G131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6:.G131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7:.G13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8:.G131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9:.G131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0:.G132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1:.G132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2:.G132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3:.G132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4:.G132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5:.G132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6:.G13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7:.G132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8:.G132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9:.G132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0:.G13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31:.G133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2:.G13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3:.G133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4:.G133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5:.G13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6:.G13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7:.G13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8:.G133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9:.G13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40:.G134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1:.G134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2:.G134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3:.G134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4:.G134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5:.G134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6:.G134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7:.G134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8:.G134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9:.G13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0:.G135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1:.G135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2:.G135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3:.G135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4:.G135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5:.G135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6:.G135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7:.G135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8:.G135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9:.G135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1:.G136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2:.G136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3:.G13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4:.G136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5:.G136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6:.G136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7:.G136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8:.G136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9:.G136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0:.G137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71:.G137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2:.G137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3:.G137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4:.G137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5:.G137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6:.G137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7:.G137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8:.G137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9:.G137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0:.G13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1:.G138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2:.G13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3:.G138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4:.G13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5:.G13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6:.G138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7:.G138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8:.G13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9:.G138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0:.G139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1:.G139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2:.G139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3:.G139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4:.G13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5:.G139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96:.G139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7:.G139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8:.G139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9:.G139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0:.G140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1:.G140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2:.G140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3:.G14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4:.G140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5:.G140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6:.G140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7:.G140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8:.G140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09:.G140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0:.G141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1:.G141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2:.G141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3:.G141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4:.G141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5:.G141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6:.G141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7:.G141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8:.G141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9:.G14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0:.G142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1:.G142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2:.G142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3:.G142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4:.G142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25:.G142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6:.G142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7:.G14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8:.G142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9:.G142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0:.G143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1:.G143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2:.G143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3:.G143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4:.G143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5:.G143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6:.G143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7:.G143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8:.G143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9:.G143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0:.G144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41:.G144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2:.G144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3:.G144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4:.G144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5:.G144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6:.G144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7:.G144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8:.G14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9:.G144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0:.G145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1:.G145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2:.G145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3:.G14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4:.G145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55:.G145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6:.G145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7:.G14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8:.G145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9:.G145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0:.G146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1:.G146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2:.G146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3:.G14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4:.G146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5:.G146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6:.G146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7:.G146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8:.G146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9:.G146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0:.G147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1:.G14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72:.G147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3:.G147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4:.G147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5:.G147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6:.G147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7:.G147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8:.G147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9:.G147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0:.G148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1:.G148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82:.G148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3:.G148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4:.G148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5:.G14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6:.G148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7:.G148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8:.G148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9:.G148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0:.G14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1:.G149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2:.G149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3:.G149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4:.G14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5:.G14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6:.G149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7:.G14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8:.G14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9:.G149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0:.G150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1:.G15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2:.G150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3:.G150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4:.G150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5:.G150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6:.G150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7:.G150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8:.G150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9:.G150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0:.G151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1:.G151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2:.G151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3:.G15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4:.G151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5:.G151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6:.G151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7:.G15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8:.G151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9:.G151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0:.G152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1:.G15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2:.G152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3:.G152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4:.G152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5:.G152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26:.G152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7:.G152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8:.G15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9:.G152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0:.G15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31:.G153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2:.G15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3:.G153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4:.G153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5:.G153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6:.G153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7:.G153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8:.G153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9:.G15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40:.G1540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1:.G154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2:.G154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3:.G154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4:.G154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5:.G154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6:.G154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7:.G154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8:.G15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9:.G154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0:.G155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1:.G155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2:.G155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3:.G155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4:.G155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5:.G155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6:.G155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7:.G155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8:.G155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9:.G155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60:.G156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1:.G156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2:.G156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3:.G156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4:.G156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5:.G156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6:.G15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7:.G15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8:.G15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9:.G156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0:.G157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1:.G157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2:.G15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3:.G157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4:.G157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5:.G157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6:.G157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7:.G157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8:.G157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9:.G157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0:.G15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1:.G158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2:.G158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3:.G158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4:.G158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5:.G15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6:.G158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7:.G158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8:.G15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9:.G158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0:.G159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1:.G159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2:.G159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3:.G15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4:.G159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5:.G159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6:.G15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7:.G159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8:.G159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99:.G159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0:.G160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01:.G16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2:.G160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3:.G160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04:.G160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5:.G16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6:.G160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7:.G160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8:.G160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9:.G160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0:.G161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1:.G16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2:.G161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3:.G161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4:.G161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5:.G161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6:.G161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7:.G161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8:.G16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9:.G16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0:.G16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1:.G162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2:.G162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3:.G16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4:.G162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5:.G162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6:.G162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7:.G162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8:.G16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9:.G16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0:.G163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1:.G163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2:.G163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3:.G163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4:.G163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5:.G163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6:.G163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7:.G163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8:.G163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9:.G16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0:.G164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41:.G164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2:.G164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3:.G164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4:.G16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5:.G164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6:.G164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7:.G16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8:.G164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9:.G164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0:.G165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1:.G165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2:.G16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3:.G165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4:.G165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5:.G1655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6:.G165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7:.G165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8:.G165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9:.G165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0:.G166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61:.G166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2:.G166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3:.G166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4:.G166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5:.G16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6:.G166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7:.G166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8:.G166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9:.G166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0:.G167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1:.G167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2:.G167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3:.G167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4:.G167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5:.G167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6:.G167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7:.G167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8:.G167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9:.G167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0:.G168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1:.G168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2:.G16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3:.G168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4:.G168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5:.G168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6:.G168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7:.G168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8:.G168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9:.G168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0:.G169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1:.G169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2:.G169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3:.G169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4:.G169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5:.G169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6:.G169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7:.G16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8:.G169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9:.G16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0:.G170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1:.G170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2:.G170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3:.G17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4:.G17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5:.G170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6:.G170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7:.G170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8:.G170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9:.G170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0:.G171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1:.G171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2:.G171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3:.G171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4:.G171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5:.G171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6:.G171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7:.G171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8:.G171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9:.G171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20:.G172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1:.G172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2:.G172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3:.G172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4:.G172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5:.G172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6:.G172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7:.G172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28:.G172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9:.G17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0:.G173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1:.G173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2:.G17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3:.G173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4:.G173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5:.G173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6:.G173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7:.G173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8:.G173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9:.G173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0:.G174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1:.G17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2:.G174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3:.G174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4:.G174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5:.G174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6:.G174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7:.G174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8:.G174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9:.G174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0:.G175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1:.G175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2:.G175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3:.G175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4:.G175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5:.G175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6:.G175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7:.G175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8:.G175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9:.G175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0:.G176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1:.G176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2:.G17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3:.G176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4:.G176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5:.G176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6:.G176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7:.G17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8:.G176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9:.G176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70:.G177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1:.G177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2:.G177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3:.G177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4:.G177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75:.G177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6:.G177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7:.G177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78:.G177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9:.G17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0:.G178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1:.G178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2:.G178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3:.G17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4:.G178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5:.G17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6:.G178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7:.G178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88:.G178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9:.G178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0:.G17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1:.G17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2:.G17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3:.G179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4:.G179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5:.G179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6:.G179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7:.G179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8:.G179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9:.G17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0:.G180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1:.G18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2:.G180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3:.G18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4:.G180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5:.G180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6:.G180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7:.G180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8:.G180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9:.G180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0:.G181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1:.G181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2:.G18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3:.G18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4:.G181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5:.G181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6:.G18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7:.G18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8:.G181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9:.G18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0:.G182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1:.G18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2:.G18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23:.G1823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4:.G182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5:.G182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6:.G182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7:.G182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8:.G18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9:.G182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0:.G183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1:.G18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32:.G183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3:.G183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4:.G183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5:.G183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6:.G18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7:.G183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8:.G183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9:.G18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0:.G184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1:.G184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2:.G184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3:.G184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4:.G184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5:.G184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6:.G184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7:.G184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8:.G184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9:.G184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0:.G185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1:.G18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2:.G185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3:.G185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4:.G185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5:.G185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6:.G185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7:.G185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8:.G185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9:.G185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0:.G186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1:.G186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2:.G186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3:.G18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4:.G186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5:.G186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6:.G186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7:.G186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8:.G186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69:.G18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70:.G187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1:.G187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2:.G1872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3:.G187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4:.G187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75:.G1875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6:.G187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7:.G187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8:.G187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9:.G18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0:.G188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1:.G18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2:.G18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3:.G188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4:.G188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5:.G188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6:.G188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7:.G188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8:.G188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9:.G188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0:.G189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1:.G18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2:.G189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3:.G189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4:.G189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5:.G189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6:.G189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7:.G189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8:.G189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9:.G189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0:.G190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1:.G190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2:.G190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3:.G190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4:.G190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5:.G19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6:.G190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7:.G190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8:.G190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9:.G19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0:.G191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1:.G191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2:.G191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3:.G191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4:.G19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15:.G191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6:.G191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7:.G191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8:.G191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9:.G191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0:.G192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1:.G192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2:.G192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3:.G192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4:.G192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5:.G192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6:.G192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7:.G192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8:.G19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9:.G192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0:.G19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1:.G193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2:.G193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3:.G193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34:.G1934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5:.G193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6:.G193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7:.G19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8:.G1938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9:.G19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40:.G194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1:.G194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2:.G194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3:.G194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4:.G194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5:.G194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46:.G194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7:.G194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8:.G194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9:.G194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0:.G195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1:.G195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2:.G195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53:.G1953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4:.G195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Total;[.A2]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.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3" calcext:value-type="float">
            <text:p>3</text:p>
          </table:table-cell>
          <table:table-cell table:style-name="ce29" table:formula="of:=COUNTIF(Last50;[.A3])" office:value-type="float" office:value="10" calcext:value-type="float">
            <text:p>10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5" calcext:value-type="float">
            <text:p>5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2" calcext:value-type="float">
            <text:p>2</text:p>
          </table:table-cell>
          <table:table-cell table:style-name="ce29" table:formula="of:=COUNTIF(Last50;[.A4])" office:value-type="float" office:value="4" calcext:value-type="float">
            <text:p>4</text:p>
          </table:table-cell>
          <table:table-cell table:style-name="ce30" table:formula="of:=COUNTIF(Last100;[.A4])" office:value-type="float" office:value="12" calcext:value-type="float">
            <text:p>12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2.5" calcext:value-type="float">
            <text:p>12.5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9" calcext:value-type="float">
            <text:p>9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5.55555555555556" calcext:value-type="float">
            <text:p>5.55555555555556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2" calcext:value-type="float">
            <text:p>2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Total;[.A6])" office:value-type="float" office:value="233" calcext:value-type="float">
            <text:p>233</text:p>
          </table:table-cell>
          <table:table-cell table:style-name="ce32" table:formula="of:=VALUE(50/[.D6])" office:value-type="float" office:value="6.25" calcext:value-type="float">
            <text:p>6.2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9" calcext:value-type="float">
            <text:p>9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294" calcext:value-type="float">
            <text:p>294</text:p>
          </table:table-cell>
          <table:table-cell table:style-name="ce32" table:formula="of:=VALUE(50/[.D8])" office:value-type="float" office:value="5.55555555555556" calcext:value-type="float">
            <text:p>5.55555555555556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14" calcext:value-type="float">
            <text:p>14</text:p>
          </table:table-cell>
          <table:table-cell table:style-name="ce30" table:formula="of:=COUNTIF(Last100;[.A9])" office:value-type="float" office:value="20" calcext:value-type="float">
            <text:p>20</text:p>
          </table:table-cell>
          <table:table-cell table:style-name="ce31" table:formula="of:=COUNTIF(Total;[.A9])" office:value-type="float" office:value="247" calcext:value-type="float">
            <text:p>247</text:p>
          </table:table-cell>
          <table:table-cell table:style-name="ce32" table:formula="of:=VALUE(50/[.D9])" office:value-type="float" office:value="3.57142857142857" calcext:value-type="float">
            <text:p>3.57142857142857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Total;[.A10])" office:value-type="float" office:value="253" calcext:value-type="float">
            <text:p>253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9" calcext:value-type="float">
            <text:p>9</text:p>
          </table:table-cell>
          <table:table-cell table:style-name="ce30" table:formula="of:=COUNTIF(Last100;[.A11])" office:value-type="float" office:value="19" calcext:value-type="float">
            <text:p>19</text:p>
          </table:table-cell>
          <table:table-cell table:style-name="ce31" table:formula="of:=COUNTIF(Total;[.A11])" office:value-type="float" office:value="253" calcext:value-type="float">
            <text:p>253</text:p>
          </table:table-cell>
          <table:table-cell table:style-name="ce32" table:formula="of:=VALUE(50/[.D11])" office:value-type="float" office:value="5.55555555555556" calcext:value-type="float">
            <text:p>5.55555555555556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0" calcext:value-type="float">
            <text:p>0</text:p>
          </table:table-cell>
          <table:table-cell table:style-name="ce29" table:formula="of:=COUNTIF(Last50;[.A12])" office:value-type="float" office:value="8" calcext:value-type="float">
            <text:p>8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2" calcext:value-type="float">
            <text:p>272</text:p>
          </table:table-cell>
          <table:table-cell table:style-name="ce32" table:formula="of:=VALUE(50/[.D12])" office:value-type="float" office:value="6.25" calcext:value-type="float">
            <text:p>6.25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 office:value-type="float" office:value="11" calcext:value-type="float">
            <text:p>11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6" calcext:value-type="float">
            <text:p>16</text:p>
          </table:table-cell>
          <table:table-cell table:style-name="ce31" table:formula="of:=COUNTIF(Total;[.A13]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.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0" calcext:value-type="float">
            <text:p>0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9" calcext:value-type="float">
            <text:p>9</text:p>
          </table:table-cell>
          <table:table-cell table:style-name="ce31" table:formula="of:=COUNTIF(Total;[.A14]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 office:value-type="float" office:value="13" calcext:value-type="float">
            <text:p>13</text:p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1" calcext:value-type="float">
            <text:p>1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Total;[.A15])" office:value-type="float" office:value="246" calcext:value-type="float">
            <text:p>246</text:p>
          </table:table-cell>
          <table:table-cell table:style-name="ce32" table:formula="of:=VALUE(50/[.D15])" office:value-type="float" office:value="50" calcext:value-type="float">
            <text:p>50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3" calcext:value-type="float">
            <text:p>3</text:p>
          </table:table-cell>
          <table:table-cell table:style-name="ce30" table:formula="of:=COUNTIF(Last100;[.A16])" office:value-type="float" office:value="10" calcext:value-type="float">
            <text:p>10</text:p>
          </table:table-cell>
          <table:table-cell table:style-name="ce31" table:formula="of:=COUNTIF(Total;[.A16])" office:value-type="float" office:value="255" calcext:value-type="float">
            <text:p>255</text:p>
          </table:table-cell>
          <table:table-cell table:style-name="ce32" table:formula="of:=VALUE(50/[.D16])" office:value-type="float" office:value="16.6666666666667" calcext:value-type="float">
            <text:p>16.6666666666667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4" calcext:value-type="float">
            <text:p>4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6" calcext:value-type="float">
            <text:p>276</text:p>
          </table:table-cell>
          <table:table-cell table:style-name="ce32" table:formula="of:=VALUE(50/[.D17])" office:value-type="float" office:value="12.5" calcext:value-type="float">
            <text:p>12.5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1" calcext:value-type="float">
            <text:p>1</text:p>
          </table:table-cell>
          <table:table-cell table:style-name="ce28" table:formula="of:=COUNTIF(Last12;[.A18])" office:value-type="float" office:value="1" calcext:value-type="float">
            <text:p>1</text:p>
          </table:table-cell>
          <table:table-cell table:style-name="ce29" table:formula="of:=COUNTIF(Last50;[.A18])" office:value-type="float" office:value="5" calcext:value-type="float">
            <text:p>5</text:p>
          </table:table-cell>
          <table:table-cell table:style-name="ce30" table:formula="of:=COUNTIF(Last100;[.A18])" office:value-type="float" office:value="10" calcext:value-type="float">
            <text:p>10</text:p>
          </table:table-cell>
          <table:table-cell table:style-name="ce31" table:formula="of:=COUNTIF(Total;[.A18])" office:value-type="float" office:value="235" calcext:value-type="float">
            <text:p>235</text:p>
          </table:table-cell>
          <table:table-cell table:style-name="ce32" table:formula="of:=VALUE(50/[.D18])" office:value-type="float" office:value="10" calcext:value-type="float">
            <text:p>10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0" calcext:value-type="float">
            <text:p>0</text:p>
          </table:table-cell>
          <table:table-cell table:style-name="ce28" table:formula="of:=COUNTIF(Last12;[.A19])" office:value-type="float" office:value="1" calcext:value-type="float">
            <text:p>1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3" calcext:value-type="float">
            <text:p>293</text:p>
          </table:table-cell>
          <table:table-cell table:style-name="ce32" table:formula="of:=VALUE(50/[.D19])" office:value-type="float" office:value="6.25" calcext:value-type="float">
            <text:p>6.25</text:p>
          </table:table-cell>
          <table:table-cell table:style-name="ce1" table:formula="of:=IF([.B19]=0;[.$A19];&quot;&quot;)" office:value-type="float" office:value="18" calcext:value-type="float">
            <text:p>18</text:p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2" calcext:value-type="float">
            <text:p>2</text:p>
          </table:table-cell>
          <table:table-cell table:style-name="ce28" table:formula="of:=COUNTIF(Last12;[.A20])" office:value-type="float" office:value="4" calcext:value-type="float">
            <text:p>4</text:p>
          </table:table-cell>
          <table:table-cell table:style-name="ce29" table:formula="of:=COUNTIF(Last50;[.A20])" office:value-type="float" office:value="12" calcext:value-type="float">
            <text:p>12</text:p>
          </table:table-cell>
          <table:table-cell table:style-name="ce30" table:formula="of:=COUNTIF(Last100;[.A20])" office:value-type="float" office:value="23" calcext:value-type="float">
            <text:p>23</text:p>
          </table:table-cell>
          <table:table-cell table:style-name="ce31" table:formula="of:=COUNTIF(Total;[.A20])" office:value-type="float" office:value="279" calcext:value-type="float">
            <text:p>279</text:p>
          </table:table-cell>
          <table:table-cell table:style-name="ce32" table:formula="of:=VALUE(50/[.D20])" office:value-type="float" office:value="4.16666666666667" calcext:value-type="float">
            <text:p>4.16666666666667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1" calcext:value-type="float">
            <text:p>1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21" calcext:value-type="float">
            <text:p>21</text:p>
          </table:table-cell>
          <table:table-cell table:style-name="ce31" table:formula="of:=COUNTIF(Total;[.A21])" office:value-type="float" office:value="261" calcext:value-type="float">
            <text:p>261</text:p>
          </table:table-cell>
          <table:table-cell table:style-name="ce32" table:formula="of:=VALUE(50/[.D21])" office:value-type="float" office:value="6.25" calcext:value-type="float">
            <text:p>6.25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9" calcext:value-type="float">
            <text:p>9</text:p>
          </table:table-cell>
          <table:table-cell table:style-name="ce31" table:formula="of:=COUNTIF(Total;[.A22])" office:value-type="float" office:value="263" calcext:value-type="float">
            <text:p>263</text:p>
          </table:table-cell>
          <table:table-cell table:style-name="ce32" table:formula="of:=VALUE(50/[.D22])" office:value-type="float" office:value="8.33333333333333" calcext:value-type="float">
            <text:p>8.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2" calcext:value-type="float">
            <text:p>2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4" calcext:value-type="float">
            <text:p>4</text:p>
          </table:table-cell>
          <table:table-cell table:style-name="ce30" table:formula="of:=COUNTIF(Last100;[.A23])" office:value-type="float" office:value="8" calcext:value-type="float">
            <text:p>8</text:p>
          </table:table-cell>
          <table:table-cell table:style-name="ce31" table:formula="of:=COUNTIF(Total;[.A23])" office:value-type="float" office:value="257" calcext:value-type="float">
            <text:p>257</text:p>
          </table:table-cell>
          <table:table-cell table:style-name="ce32" table:formula="of:=VALUE(50/[.D23])" office:value-type="float" office:value="12.5" calcext:value-type="float">
            <text:p>12.5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0" calcext:value-type="float">
            <text:p>0</text:p>
          </table:table-cell>
          <table:table-cell table:style-name="ce28" table:formula="of:=COUNTIF(Last12;[.A24])" office:value-type="float" office:value="2" calcext:value-type="float">
            <text:p>2</text:p>
          </table:table-cell>
          <table:table-cell table:style-name="ce29" table:formula="of:=COUNTIF(Last50;[.A24])" office:value-type="float" office:value="8" calcext:value-type="float">
            <text:p>8</text:p>
          </table:table-cell>
          <table:table-cell table:style-name="ce30" table:formula="of:=COUNTIF(Last100;[.A24])" office:value-type="float" office:value="13" calcext:value-type="float">
            <text:p>13</text:p>
          </table:table-cell>
          <table:table-cell table:style-name="ce31" table:formula="of:=COUNTIF(Total;[.A24])" office:value-type="float" office:value="270" calcext:value-type="float">
            <text:p>270</text:p>
          </table:table-cell>
          <table:table-cell table:style-name="ce32" table:formula="of:=VALUE(50/[.D24])" office:value-type="float" office:value="6.25" calcext:value-type="float">
            <text:p>6.25</text:p>
          </table:table-cell>
          <table:table-cell table:style-name="ce1" table:formula="of:=IF([.B24]=0;[.$A24];&quot;&quot;)" office:value-type="float" office:value="23" calcext:value-type="float">
            <text:p>23</text:p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1" calcext:value-type="float">
            <text:p>1</text:p>
          </table:table-cell>
          <table:table-cell table:style-name="ce28" table:formula="of:=COUNTIF(Last12;[.A25])" office:value-type="float" office:value="4" calcext:value-type="float">
            <text:p>4</text:p>
          </table:table-cell>
          <table:table-cell table:style-name="ce29" table:formula="of:=COUNTIF(Last50;[.A25])" office:value-type="float" office:value="10" calcext:value-type="float">
            <text:p>10</text:p>
          </table:table-cell>
          <table:table-cell table:style-name="ce30" table:formula="of:=COUNTIF(Last100;[.A25])" office:value-type="float" office:value="14" calcext:value-type="float">
            <text:p>14</text:p>
          </table:table-cell>
          <table:table-cell table:style-name="ce31" table:formula="of:=COUNTIF(Total;[.A25])" office:value-type="float" office:value="271" calcext:value-type="float">
            <text:p>271</text:p>
          </table:table-cell>
          <table:table-cell table:style-name="ce32" table:formula="of:=VALUE(50/[.D25])" office:value-type="float" office:value="5" calcext:value-type="float">
            <text:p>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0" calcext:value-type="float">
            <text:p>0</text:p>
          </table:table-cell>
          <table:table-cell table:style-name="ce28" table:formula="of:=COUNTIF(Last12;[.A26])" office:value-type="float" office:value="1" calcext:value-type="float">
            <text:p>1</text:p>
          </table:table-cell>
          <table:table-cell table:style-name="ce29" table:formula="of:=COUNTIF(Last50;[.A26])" office:value-type="float" office:value="6" calcext:value-type="float">
            <text:p>6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Total;[.A26])" office:value-type="float" office:value="243" calcext:value-type="float">
            <text:p>243</text:p>
          </table:table-cell>
          <table:table-cell table:style-name="ce32" table:formula="of:=VALUE(50/[.D26])" office:value-type="float" office:value="8.33333333333333" calcext:value-type="float">
            <text:p>8.33333333333333</text:p>
          </table:table-cell>
          <table:table-cell table:style-name="ce1" table:formula="of:=IF([.B26]=0;[.$A26];&quot;&quot;)" office:value-type="float" office:value="25" calcext:value-type="float">
            <text:p>25</text:p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2" calcext:value-type="float">
            <text:p>2</text:p>
          </table:table-cell>
          <table:table-cell table:style-name="ce29" table:formula="of:=COUNTIF(Last50;[.A27])" office:value-type="float" office:value="7" calcext:value-type="float">
            <text:p>7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Total;[.A27])" office:value-type="float" office:value="248" calcext:value-type="float">
            <text:p>248</text:p>
          </table:table-cell>
          <table:table-cell table:style-name="ce32" table:formula="of:=VALUE(50/[.D27])" office:value-type="float" office:value="7.14285714285714" calcext:value-type="float">
            <text:p>7.14285714285714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11" calcext:value-type="float">
            <text:p>11</text:p>
          </table:table-cell>
          <table:table-cell table:style-name="ce30" table:formula="of:=COUNTIF(Last100;[.A28])" office:value-type="float" office:value="15" calcext:value-type="float">
            <text:p>15</text:p>
          </table:table-cell>
          <table:table-cell table:style-name="ce31" table:formula="of:=COUNTIF(Total;[.A28])" office:value-type="float" office:value="277" calcext:value-type="float">
            <text:p>277</text:p>
          </table:table-cell>
          <table:table-cell table:style-name="ce32" table:formula="of:=VALUE(50/[.D28])" office:value-type="float" office:value="4.54545454545455" calcext:value-type="float">
            <text:p>4.54545454545455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2" calcext:value-type="float">
            <text:p>2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2" calcext:value-type="float">
            <text:p>12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1" calcext:value-type="float">
            <text:p>1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1" calcext:value-type="float">
            <text:p>1</text:p>
          </table:table-cell>
          <table:table-cell table:style-name="ce28" table:formula="of:=COUNTIF(Last12;[.A31])" office:value-type="float" office:value="2" calcext:value-type="float">
            <text:p>2</text:p>
          </table:table-cell>
          <table:table-cell table:style-name="ce29" table:formula="of:=COUNTIF(Last50;[.A31])" office:value-type="float" office:value="4" calcext:value-type="float">
            <text:p>4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Total;[.A31])" office:value-type="float" office:value="267" calcext:value-type="float">
            <text:p>267</text:p>
          </table:table-cell>
          <table:table-cell table:style-name="ce32" table:formula="of:=VALUE(50/[.D31])" office:value-type="float" office:value="12.5" calcext:value-type="float">
            <text:p>12.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2" calcext:value-type="float">
            <text:p>2</text:p>
          </table:table-cell>
          <table:table-cell table:style-name="ce28" table:formula="of:=COUNTIF(Last12;[.A32])" office:value-type="float" office:value="3" calcext:value-type="float">
            <text:p>3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22" calcext:value-type="float">
            <text:p>22</text:p>
          </table:table-cell>
          <table:table-cell table:style-name="ce31" table:formula="of:=COUNTIF(Total;[.A32])" office:value-type="float" office:value="267" calcext:value-type="float">
            <text:p>267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0" calcext:value-type="float">
            <text:p>0</text:p>
          </table:table-cell>
          <table:table-cell table:style-name="ce29" table:formula="of:=COUNTIF(Last50;[.A33])" office:value-type="float" office:value="6" calcext:value-type="float">
            <text:p>6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Total;[.A33])" office:value-type="float" office:value="242" calcext:value-type="float">
            <text:p>242</text:p>
          </table:table-cell>
          <table:table-cell table:style-name="ce32" table:formula="of:=VALUE(50/[.D33])" office:value-type="float" office:value="8.33333333333333" calcext:value-type="float">
            <text:p>8.33333333333333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 office:value-type="float" office:value="32" calcext:value-type="float">
            <text:p>3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4" calcext:value-type="float">
            <text:p>4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4" calcext:value-type="float">
            <text:p>284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2" calcext:value-type="float">
            <text:p>2</text:p>
          </table:table-cell>
          <table:table-cell table:style-name="ce29" table:formula="of:=COUNTIF(Last50;[.A35])" office:value-type="float" office:value="8" calcext:value-type="float">
            <text:p>8</text:p>
          </table:table-cell>
          <table:table-cell table:style-name="ce30" table:formula="of:=COUNTIF(Last100;[.A35])" office:value-type="float" office:value="17" calcext:value-type="float">
            <text:p>17</text:p>
          </table:table-cell>
          <table:table-cell table:style-name="ce31" table:formula="of:=COUNTIF(Total;[.A35])" office:value-type="float" office:value="269" calcext:value-type="float">
            <text:p>269</text:p>
          </table:table-cell>
          <table:table-cell table:style-name="ce32" table:formula="of:=VALUE(50/[.D35])" office:value-type="float" office:value="6.25" calcext:value-type="float">
            <text:p>6.2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0" calcext:value-type="float">
            <text:p>0</text:p>
          </table:table-cell>
          <table:table-cell table:style-name="ce29" table:formula="of:=COUNTIF(Last50;[.A36])" office:value-type="float" office:value="2" calcext:value-type="float">
            <text:p>2</text:p>
          </table:table-cell>
          <table:table-cell table:style-name="ce30" table:formula="of:=COUNTIF(Last100;[.A36])" office:value-type="float" office:value="7" calcext:value-type="float">
            <text:p>7</text:p>
          </table:table-cell>
          <table:table-cell table:style-name="ce31" table:formula="of:=COUNTIF(Total;[.A36])" office:value-type="float" office:value="244" calcext:value-type="float">
            <text:p>244</text:p>
          </table:table-cell>
          <table:table-cell table:style-name="ce32" table:formula="of:=VALUE(50/[.D36])" office:value-type="float" office:value="25" calcext:value-type="float">
            <text:p>2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 office:value-type="float" office:value="35" calcext:value-type="float">
            <text:p>3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2" calcext:value-type="float">
            <text:p>2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4" calcext:value-type="float">
            <text:p>14</text:p>
          </table:table-cell>
          <table:table-cell table:style-name="ce31" table:formula="of:=COUNTIF(Total;[.A37])" office:value-type="float" office:value="263" calcext:value-type="float">
            <text:p>263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2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3:28:19.2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24T23:30:32.812000000</dc:date>
    <meta:editing-duration>PT6H26M23S</meta:editing-duration>
    <meta:editing-cycles>34</meta:editing-cycles>
    <meta:document-statistic meta:table-count="2" meta:cell-count="16743" meta:object-count="1"/>
  </office:meta>
</office:document-meta>
</file>

<file path=Object 1/content.xml><?xml version="1.0" encoding="utf-8"?>
<math xmlns="http://www.w3.org/1998/Math/MathML" display="block"/>
</file>